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c1f47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="solid" draw:fill-color="#00b8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Calibri" style:font-family-generic="swiss" style:font-pitch="variable" fo:font-size="18pt" style:font-size-asian="18pt" style:font-size-complex="18pt"/>
    </style:style>
    <style:style style:name="T2" style:family="text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.4cm" svg:height="3.8cm" svg:x="2.1cm" svg:y="4.4cm">
          <text:p text:style-name="P1"><text:span text:style-name="T1">name(d)</text:span></text:p>
          <text:p text:style-name="P1"><text:span text:style-name="T1">in 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4.2cm" svg:height="3.8cm" svg:x="10.4cm" svg:y="4.4cm">
          <text:p text:style-name="P1"><text:span text:style-name="T1">ui(d)</text:span></text:p>
          <text:p text:style-name="P1"><text:span text:style-name="T1">in 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8" draw:id="id8" draw:layer="layout" svg:width="8.2cm" svg:height="2.3cm" svg:x="8.4cm" svg:y="14.6cm">
          <draw:glue-point draw:id="4" svg:x="-2.3cm" svg:y="-5cm"/>
          <draw:glue-point draw:id="5" svg:x="2.4cm" svg:y="-5cm"/>
          <text:p text:style-name="P1"><text:span text:style-name="T1"><text:s/></text:span><text:span text:style-name="T1">für alle loc in locs, lege in </text:span><text:span text:style-name="T2">O</text:span><text:span text:style-name="T1">:</text:span></text:p>
          <text:p text:style-name="P1"><text:span text:style-name="T1"><text:s text:c="3"/></text:span><text:span text:style-name="T1">vertexAdd(loc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6.5cm" svg:y1="6.3cm" svg:x2="10.4cm" svg:y2="6.3cm" draw:start-shape="id1" draw:start-glue-point="7" draw:end-shape="id2" draw:end-glue-point="5" svg:d="m6500 6300h3900">
          <text:p/>
        </draw:connector>
        <draw:connector draw:style-name="gr3" draw:text-style-name="P1" draw:layer="layout" svg:x1="14.6cm" svg:y1="6.3cm" svg:x2="16.875cm" svg:y2="6.312cm" draw:start-shape="id2" draw:start-glue-point="7" draw:end-shape="id3" draw:end-glue-point="3" svg:d="m14600 6300h1138v12h1137">
          <text:p/>
        </draw:connector>
        <draw:connector draw:style-name="gr3" draw:text-style-name="P1" draw:layer="layout" svg:x1="12.5cm" svg:y1="8.2cm" svg:x2="12.512cm" svg:y2="10.375cm" draw:start-shape="id2" draw:end-shape="id4" draw:end-glue-point="0" svg:d="m12500 8200v1088h12v1087">
          <text:p/>
        </draw:connector>
        <draw:connector draw:style-name="gr3" draw:text-style-name="P1" draw:layer="layout" svg:x1="4.3cm" svg:y1="8.2cm" svg:x2="4.287cm" svg:y2="10.375cm" draw:start-shape="id1" draw:start-glue-point="6" draw:end-shape="id5" draw:end-glue-point="0" svg:d="m4300 8200v1088h-13v1087">
          <text:p/>
        </draw:connector>
        <draw:connector draw:style-name="gr4" draw:text-style-name="P1" draw:layer="layout" draw:type="line" svg:x1="4.35cm" svg:y1="2.4cm" svg:x2="4.35cm" svg:y2="3.9cm" draw:start-shape="id6" draw:start-glue-point="2" draw:end-shape="id7" draw:end-glue-point="4" svg:d="m4350 2400v1500">
          <text:p/>
        </draw:connector>
        <draw:frame draw:style-name="gr5" draw:text-style-name="P3" draw:layer="layout" svg:width="1.7cm" svg:height="1.026cm" svg:x="15.2cm" svg:y="5.274cm">
          <draw:text-box>
            <text:p><text:span text:style-name="T1">ja</text:span></text:p>
          </draw:text-box>
        </draw:frame>
        <draw:frame draw:style-name="gr5" draw:text-style-name="P4" draw:layer="layout" svg:width="1.7cm" svg:height="1.026cm" svg:x="7.1cm" svg:y="5.3cm">
          <draw:text-box>
            <text:p><text:span text:style-name="T1">ja</text:span></text:p>
          </draw:text-box>
        </draw:frame>
        <draw:frame draw:style-name="gr5" draw:text-style-name="P4" draw:layer="layout" svg:width="2.1cm" svg:height="1.026cm" svg:x="12.5cm" svg:y="8.5cm">
          <draw:text-box>
            <text:p><text:span text:style-name="T1">nein</text:span></text:p>
          </draw:text-box>
        </draw:frame>
        <draw:frame draw:style-name="gr5" draw:text-style-name="P4" draw:layer="layout" svg:width="2.1cm" svg:height="1.026cm" svg:x="4.3cm" svg:y="8.585cm">
          <draw:text-box>
            <text:p><text:span text:style-name="T1">nein</text:span></text:p>
          </draw:text-box>
        </draw:frame>
        <draw:custom-shape draw:style-name="gr6" draw:text-style-name="P2" xml:id="id6" draw:id="id6" draw:layer="layout" svg:width="8.3cm" svg:height="2.335cm" svg:x="0.2cm" svg:y="0.065cm">
          <text:p text:style-name="P1"><text:span text:style-name="T1">Aktualisiere:</text:span></text:p>
          <text:p text:style-name="P1"><text:span text:style-name="T1">descAdd(d,loc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7.025cm" svg:height="2.225cm" svg:x="16.875cm" svg:y="5.2cm">
          <text:p text:style-name="P1"><text:span text:style-name="T1">Lege in O':</text:span></text:p>
          <text:p text:style-name="P1"><text:span text:style-name="T1">descAdd(d,[]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7.025cm" svg:height="2.225cm" svg:x="0.775cm" svg:y="10.375cm">
          <text:p text:style-name="P1"><text:span text:style-name="T1">desc = T(name(d)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7.025cm" svg:height="2.225cm" svg:x="9cm" svg:y="10.375cm">
          <text:p text:style-name="P1"><text:span text:style-name="T1">desc = T(ui(d)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287cm" svg:y1="12.6cm" svg:x2="10.614cm" svg:y2="14.6cm" draw:start-shape="id5" draw:start-glue-point="2" draw:end-shape="id8" draw:end-glue-point="4" svg:d="m4287 12600v1001h6327v999">
          <text:p/>
        </draw:connector>
        <draw:connector draw:style-name="gr3" draw:text-style-name="P1" draw:layer="layout" draw:line-skew="2.587cm" svg:x1="20.387cm" svg:y1="7.425cm" svg:x2="14.468cm" svg:y2="14.6cm" draw:start-shape="id3" draw:start-glue-point="2" draw:end-shape="id8" draw:end-glue-point="5" svg:d="m20387 7425v6175h-5919v1000">
          <text:p/>
        </draw:connector>
        <draw:connector draw:style-name="gr3" draw:text-style-name="P1" draw:layer="layout" svg:x1="12.512cm" svg:y1="12.6cm" svg:x2="12.5cm" svg:y2="14.6cm" draw:start-shape="id4" draw:start-glue-point="2" draw:end-shape="id8" draw:end-glue-point="0" svg:d="m12512 12600v1001h-12v999">
          <text:p/>
        </draw:connector>
        <draw:custom-shape draw:style-name="gr7" draw:text-style-name="P5" xml:id="id7" draw:id="id7" draw:layer="layout" svg:width="1.5cm" svg:height="1.5cm" svg:x="3.6cm" svg:y="3.9cm">
          <text:p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68cm" fo:margin-left="0cm" fo:margin-right="0cm" fo:page-width="24.2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2T15:30:10.49</meta:creation-date>
    <dc:date>2012-10-18T18:12:54.84</dc:date>
    <dc:creator>Philipp Lucas</dc:creator>
    <meta:editing-duration>PT2H14M1S</meta:editing-duration>
    <meta:editing-cycles>15</meta:editing-cycles>
    <meta:generator>OpenOffice.org/3.4$Win32 OpenOffice.org_project/340m1$Build-9590</meta:generator>
    <meta:document-statistic meta:object-count="20"/>
  </office:meta>
</office:document-meta>
</file>